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d949" officeooo:paragraph-rsid="00146cd7"/>
    </style:style>
    <style:style style:name="P2" style:family="paragraph" style:parent-style-name="Footer">
      <style:text-properties officeooo:rsid="00127bc6" officeooo:paragraph-rsid="00127bc6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 style:master-page-name="Standard">
      <style:paragraph-properties fo:text-align="start" style:justify-single-word="false" style:page-number="auto"/>
      <style:text-properties fo:font-variant="normal" fo:text-transform="none" fo:color="#000000" loext:opacity="100%" style:font-name="Times New Roman" fo:letter-spacing="normal" fo:font-style="normal" fo:font-weight="normal" officeooo:rsid="001018a5" officeooo:paragraph-rsid="001018a5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letter-spacing="normal" fo:font-style="normal" fo:font-weight="normal" officeooo:rsid="001018a5" officeooo:paragraph-rsid="001018a5"/>
    </style:style>
    <style:style style:name="T1" style:family="text">
      <style:text-properties officeooo:rsid="0013f503"/>
    </style:style>
    <style:style style:name="T2" style:family="text">
      <style:text-properties officeooo:rsid="0015f2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La page d’accueil 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Gras" style:font-family-generic="swiss" style:font-pitch="variable" fo:font-size="15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d949" officeooo:paragraph-rsid="00146cd7"/>
    </style:style>
    <style:style style:name="MP2" style:family="paragraph" style:parent-style-name="Footer">
      <style:text-properties officeooo:rsid="00127bc6" officeooo:paragraph-rsid="00127bc6"/>
    </style:style>
    <style:style style:name="MT1" style:family="text">
      <style:text-properties officeooo:rsid="0013f503"/>
    </style:style>
    <style:style style:name="MT2" style:family="text">
      <style:text-properties officeooo:rsid="0015f2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U<text:span text:style-name="MT1">T</text:span> Paul Sabatier<text:tab/><text:tab/>Département Informatique</text:p>
      </style:header>
      <style:header-first>
        <text:p text:style-name="Header"/>
      </style:header-first>
      <style:footer>
        <text:p text:style-name="MP2">Dijoux, Etouati, Wattre, Turc-Bouteiller<text:tab/><text:tab/><text:span text:style-name="MT2">2</text:span>/ ?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5:48:46.628000000</meta:creation-date>
    <meta:generator>LibreOffice/7.0.1.2$Windows_X86_64 LibreOffice_project/7cbcfc562f6eb6708b5ff7d7397325de9e764452</meta:generator>
    <dc:date>2020-11-03T16:27:43.421000000</dc:date>
    <meta:editing-duration>PT32M14S</meta:editing-duration>
    <meta:editing-cycles>12</meta:editing-cycles>
    <meta:document-statistic meta:table-count="0" meta:image-count="0" meta:object-count="0" meta:page-count="6" meta:paragraph-count="3" meta:word-count="14" meta:character-count="107" meta:non-whitespace-character-count="93"/>
  </office:meta>
</office:document-meta>
</file>